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row table:style-name="ro2">
          <table:table-cell table:style-name="ce1" office:value-type="string">
            <text:p>mov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tartup</text:p>
          </table:table-cell>
          <table:table-cell table:style-name="ce1" office:value-type="string">
            <text:p>guard</text:p>
          </table:table-cell>
          <table:table-cell table:style-name="ce1" office:value-type="string">
            <text:p>h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.2">
            <text:p>1,2</text:p>
          </table:table-cell>
          <table:table-cell office:value-type="string">
            <text:p>high,high</text:p>
          </table:table-cell>
          <table:table-cell office:value-type="float" office:value="9.16">
            <text:p>9,16</text:p>
          </table:table-cell>
          <table:table-cell table:style-name="ce3"/>
          <table:table-cell office:value-type="float" office:value="-1">
            <text:p>-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,2,3</text:p>
          </table:table-cell>
          <table:table-cell office:value-type="string">
            <text:p>high,high,low</text:p>
          </table:table-cell>
          <table:table-cell office:value-type="string">
            <text:p>9,16,13</text:p>
          </table:table-cell>
          <table:table-cell table:style-name="ce3"/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string">
            <text:p>1,2,4</text:p>
          </table:table-cell>
          <table:table-cell office:value-type="string">
            <text:p>high,high,mid</text:p>
          </table:table-cell>
          <table:table-cell office:value-type="string">
            <text:p>9,16,27</text:p>
          </table:table-cell>
          <table:table-cell table:style-name="ce3"/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±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office:value-type="string">
            <text:p>high,low</text:p>
          </table:table-cell>
          <table:table-cell office:value-type="float" office:value="10.13">
            <text:p>10,13</text:p>
          </table:table-cell>
          <table:table-cell table:style-name="ce3"/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2">
          <table:table-cell office:value-type="float" office:value="2.4">
            <text:p>2,4</text:p>
          </table:table-cell>
          <table:table-cell office:value-type="string">
            <text:p>high,high</text:p>
          </table:table-cell>
          <table:table-cell office:value-type="float" office:value="10.27">
            <text:p>10,27</text:p>
          </table:table-cell>
          <table:table-cell table:style-name="ce3"/>
          <table:table-cell office:value-type="float" office:value="-4">
            <text:p>-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-14">
            <text:p>-14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3.1">
            <text:p>3,1</text:p>
          </table:table-cell>
          <table:table-cell office:value-type="string">
            <text:p>mid,mid</text:p>
          </table:table-cell>
          <table:table-cell office:value-type="float" office:value="16.27">
            <text:p>16,27</text:p>
          </table:table-cell>
          <table:table-cell table:style-name="ce3"/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float" office:value="3.2">
            <text:p>3,2</text:p>
          </table:table-cell>
          <table:table-cell office:value-type="string">
            <text:p>mid,high</text:p>
          </table:table-cell>
          <table:table-cell office:value-type="float" office:value="16.1">
            <text:p>16,1</text:p>
          </table:table-cell>
          <table:table-cell table:style-name="ce3"/>
          <table:table-cell office:value-type="float" office:value="-7">
            <text:p>-7</text:p>
          </table:table-cell>
          <table:table-cell office:value-type="string">
            <text:p>±0</text:p>
          </table:table-cell>
        </table:table-row>
        <table:table-row table:style-name="ro2">
          <table:table-cell office:value-type="string">
            <text:p>3,2,3</text:p>
          </table:table-cell>
          <table:table-cell office:value-type="string">
            <text:p>mid,high,high</text:p>
          </table:table-cell>
          <table:table-cell office:value-type="string">
            <text:p>16,10,29</text:p>
          </table:table-cell>
          <table:table-cell table:style-name="ce3"/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1+2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3+4</text:p>
          </table:table-cell>
          <table:table-cell office:value-type="string">
            <text:p>mid</text:p>
          </table:table-cell>
          <table:table-cell office:value-type="string">
            <text:p>24,5,5</text:p>
          </table:table-cell>
          <table:table-cell office:value-type="float" office:value="36">
            <text:p>36</text:p>
          </table:table-cell>
          <table:table-cell office:value-type="float" office:value="-8">
            <text:p>-8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string">
            <text:p>high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f2,3</text:p>
          </table:table-cell>
          <table:table-cell office:value-type="string">
            <text:p>high,mid</text:p>
          </table:table-cell>
          <table:table-cell office:value-type="float" office:value="16.27">
            <text:p>16,27</text:p>
          </table:table-cell>
          <table:table-cell table:style-name="ce3"/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3</text:p>
          </table:table-cell>
          <table:table-cell office:value-type="string">
            <text:p>mid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string">
            <text:p>mid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3">
          <table:table-cell office:value-type="string">
            <text:p>F1+2</text:p>
          </table:table-cell>
          <table:table-cell office:value-type="string">
            <text:p>mid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-6">
            <text:p>-6</text:p>
          </table:table-cell>
          <table:table-cell office:value-type="string">
            <text:p>+3～+4S</text:p>
          </table:table-cell>
        </table:table-row>
        <table:table-row table:style-name="ro2">
          <table:table-cell office:value-type="string">
            <text:p>F3+4</text:p>
          </table:table-cell>
          <table:table-cell office:value-type="string">
            <text:p>mid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-25">
            <text:p>-25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3+4,3</text:p>
          </table:table-cell>
          <table:table-cell office:value-type="string">
            <text:p>mid,mid</text:p>
          </table:table-cell>
          <table:table-cell office:value-type="float" office:value="10.27">
            <text:p>10,27</text:p>
          </table:table-cell>
          <table:table-cell/>
          <table:table-cell office:value-type="float" office:value="-8">
            <text:p>-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3+4,3,4</text:p>
          </table:table-cell>
          <table:table-cell office:value-type="string">
            <text:p>mid,mid,mid</text:p>
          </table:table-cell>
          <table:table-cell office:value-type="string">
            <text:p>10,27,27</text:p>
          </table:table-cell>
          <table:table-cell table:style-name="ce3"/>
          <table:table-cell office:value-type="float" office:value="-20">
            <text:p>-2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f1</text:p>
          </table:table-cell>
          <table:table-cell office:value-type="string">
            <text:p>mi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f2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11">
            <text:p>-11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df3</text:p>
          </table:table-cell>
          <table:table-cell office:value-type="string">
            <text:p>mid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f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string">
            <text:p>df4,4</text:p>
          </table:table-cell>
          <table:table-cell office:value-type="string">
            <text:p>mid,low</text:p>
          </table:table-cell>
          <table:table-cell office:value-type="float" office:value="18.28">
            <text:p>18,28</text:p>
          </table:table-cell>
          <table:table-cell table:style-name="ce3"/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f3+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-5">
            <text:p>-5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f+3+4, 3+4</text:p>
          </table:table-cell>
          <table:table-cell office:value-type="string">
            <text:p>mid,mid,mid</text:p>
          </table:table-cell>
          <table:table-cell office:value-type="string">
            <text:p>18,6,27</text:p>
          </table:table-cell>
          <table:table-cell/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low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1,2</text:p>
          </table:table-cell>
          <table:table-cell office:value-type="string">
            <text:p>low,high</text:p>
          </table:table-cell>
          <table:table-cell office:value-type="float" office:value="13.1">
            <text:p>13,1</text:p>
          </table:table-cell>
          <table:table-cell office:value-type="string">
            <text:p>B</text:p>
          </table:table-cell>
          <table:table-cell office:value-type="float" office:value="-8">
            <text:p>-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1,2,4</text:p>
          </table:table-cell>
          <table:table-cell office:value-type="string">
            <text:p>low,high,mid</text:p>
          </table:table-cell>
          <table:table-cell office:value-type="string">
            <text:p>13,10,32</text:p>
          </table:table-cell>
          <table:table-cell table:style-name="ce3"/>
          <table:table-cell office:value-type="float" office:value="-15">
            <text:p>-15</text:p>
          </table:table-cell>
          <table:table-cell office:value-type="string">
            <text:p>kd</text:p>
          </table:table-cell>
        </table:table-row>
        <table:table-row table:style-name="ro3">
          <table:table-cell office:value-type="string">
            <text:p>d2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string">
            <text:p>16～17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d2,2</text:p>
          </table:table-cell>
          <table:table-cell office:value-type="string">
            <text:p>mid,high</text:p>
          </table:table-cell>
          <table:table-cell office:value-type="float" office:value="21.13">
            <text:p>21,13</text:p>
          </table:table-cell>
          <table:table-cell table:style-name="ce3"/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string">
            <text:p>d2,2,3</text:p>
          </table:table-cell>
          <table:table-cell office:value-type="string">
            <text:p>mid,high,high</text:p>
          </table:table-cell>
          <table:table-cell office:value-type="string">
            <text:p>21,13,32</text:p>
          </table:table-cell>
          <table:table-cell table:style-name="ce3"/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2,2,4</text:p>
          </table:table-cell>
          <table:table-cell office:value-type="string">
            <text:p>mid,high,mid</text:p>
          </table:table-cell>
          <table:table-cell office:value-type="string">
            <text:p>21,13,32</text:p>
          </table:table-cell>
          <table:table-cell table:style-name="ce3"/>
          <table:table-cell office:value-type="float" office:value="-17">
            <text:p>-17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3+4</text:p>
          </table:table-cell>
          <table:table-cell office:value-type="string">
            <text:p>mid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-21">
            <text:p>-21</text:p>
          </table:table-cell>
          <table:table-cell office:value-type="string">
            <text:p>jg</text:p>
          </table:table-cell>
        </table:table-row>
        <table:table-row table:style-name="ro3">
          <table:table-cell office:value-type="string">
            <text:p>db3</text:p>
          </table:table-cell>
          <table:table-cell office:value-type="string">
            <text:p>high</text:p>
          </table:table-cell>
          <table:table-cell office:value-type="float" office:value="27">
            <text:p>27</text:p>
          </table:table-cell>
          <table:table-cell office:value-type="string">
            <text:p>19～20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3">
          <table:table-cell office:value-type="string">
            <text:p>db4</text:p>
          </table:table-cell>
          <table:table-cell office:value-type="string">
            <text:p>low</text:p>
          </table:table-cell>
          <table:table-cell office:value-type="float" office:value="27">
            <text:p>27</text:p>
          </table:table-cell>
          <table:table-cell office:value-type="string">
            <text:p>24～25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b3+4</text:p>
          </table:table-cell>
          <table:table-cell office:value-type="string">
            <text:p>low</text:p>
          </table:table-cell>
          <table:table-cell office:value-type="float" office:value="27">
            <text:p>27</text:p>
          </table:table-cell>
          <table:table-cell office:value-type="string">
            <text:p>24S</text:p>
          </table:table-cell>
          <table:table-cell office:value-type="float" office:value="-18">
            <text:p>-18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b1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1,4</text:p>
          </table:table-cell>
          <table:table-cell office:value-type="string">
            <text:p>mid,mid</text:p>
          </table:table-cell>
          <table:table-cell office:value-type="float" office:value="21.29">
            <text:p>21,29</text:p>
          </table:table-cell>
          <table:table-cell table:style-name="ce3"/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2</text:p>
          </table:table-cell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string">
            <text:p>±0</text:p>
          </table:table-cell>
        </table:table-row>
        <table:table-row table:style-name="ro2">
          <table:table-cell office:value-type="string">
            <text:p>b2,1</text:p>
          </table:table-cell>
          <table:table-cell office:value-type="string">
            <text:p>high,high</text:p>
          </table:table-cell>
          <table:table-cell office:value-type="float" office:value="20.13">
            <text:p>20,13</text:p>
          </table:table-cell>
          <table:table-cell table:style-name="ce3"/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3,3 / b4,3</text:p>
          </table:table-cell>
          <table:table-cell office:value-type="string">
            <text:p>low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-18">
            <text:p>-1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3,4 / b4,3</text:p>
          </table:table-cell>
          <table:table-cell office:value-type="string">
            <text:p>mid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-6">
            <text:p>-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1+2</text:p>
          </table:table-cell>
          <table:table-cell office:value-type="string">
            <text:p>mid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1+4</text:p>
          </table:table-cell>
          <table:table-cell office:value-type="string">
            <text:p>ub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string">
            <text:p>kd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b/u3+4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ub/u3+4, f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ub/u3+4,3</text:p>
          </table:table-cell>
          <table:table-cell office:value-type="string">
            <text:p>mid,mid</text:p>
          </table:table-cell>
          <table:table-cell office:value-type="float" office:value="33.2">
            <text:p>33,2</text:p>
          </table:table-cell>
          <table:table-cell table:style-name="ce3"/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ub/u3+4,3,3+4</text:p>
          </table:table-cell>
          <table:table-cell office:value-type="string">
            <text:p>mid,mid,</text:p>
            <text:p>midmid</text:p>
          </table:table-cell>
          <table:table-cell office:value-type="string">
            <text:p>33,20,6,27</text:p>
          </table:table-cell>
          <table:table-cell table:style-name="ce3"/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f3</text:p>
          </table:table-cell>
          <table:table-cell office:value-type="string">
            <text:p>mid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uf4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f4,3</text:p>
          </table:table-cell>
          <table:table-cell office:value-type="string">
            <text:p>mid,mid</text:p>
          </table:table-cell>
          <table:table-cell office:value-type="float" office:value="24.31">
            <text:p>24,31</text:p>
          </table:table-cell>
          <table:table-cell table:style-name="ce3"/>
          <table:table-cell office:value-type="float" office:value="-13">
            <text:p>-13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f3+4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Uf3+4,3</text:p>
          </table:table-cell>
          <table:table-cell office:value-type="string">
            <text:p>mid,high</text:p>
          </table:table-cell>
          <table:table-cell office:value-type="float" office:value="20.24">
            <text:p>20,24</text:p>
          </table:table-cell>
          <table:table-cell table:style-name="ce3"/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Uf3+4,3+4</text:p>
          </table:table-cell>
          <table:table-cell office:value-type="string">
            <text:p>mid,mid</text:p>
          </table:table-cell>
          <table:table-cell office:value-type="float" office:value="20.29">
            <text:p>20,29</text:p>
          </table:table-cell>
          <table:table-cell table:style-name="ce3"/>
          <table:table-cell office:value-type="float" office:value="-21">
            <text:p>-2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2</text:p>
          </table:table-cell>
          <table:table-cell office:value-type="string">
            <text:p>mid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f3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66～LK,WK</text:p>
          </table:table-cell>
          <table:table-cell office:value-type="string">
            <text:p>mid,mid,mid</text:p>
          </table:table-cell>
          <table:table-cell office:value-type="string">
            <text:p>20,6,27</text:p>
          </table:table-cell>
          <table:table-cell table:style-name="ce3"/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3">
          <table:table-cell office:value-type="string">
            <text:p>66～RK</text:p>
          </table:table-cell>
          <table:table-cell office:value-type="string">
            <text:p>low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66～RK,4～</text:p>
          </table:table-cell>
          <table:table-cell office:value-type="string">
            <text:p>low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-13">
            <text:p>-1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66～WK</text:p>
          </table:table-cell>
          <table:table-cell office:value-type="string">
            <text:p>mid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string">
            <text:p>kd</text:p>
          </table:table-cell>
        </table:table-row>
        <table:table-row table:style-name="ro5">
          <table:table-cell office:value-type="string">
            <text:p>666LK or</text:p>
            <text:p>走りmidにLK</text:p>
          </table:table-cell>
          <table:table-cell office:value-type="string">
            <text:p>mid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-4">
            <text:p>-4</text:p>
          </table:table-cell>
          <table:table-cell office:value-type="string">
            <text:p>D</text:p>
          </table:table-cell>
        </table:table-row>
        <table:table-row table:style-name="ro5">
          <table:table-cell office:value-type="string">
            <text:p>立ち途midにLP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string">
            <text:p>±0</text:p>
          </table:table-cell>
        </table:table-row>
        <table:table-row table:style-name="ro5">
          <table:table-cell office:value-type="string">
            <text:p>立ち途midにLP,RP</text:p>
          </table:table-cell>
          <table:table-cell office:value-type="string">
            <text:p>mid,high</text:p>
          </table:table-cell>
          <table:table-cell office:value-type="float" office:value="20.21">
            <text:p>20,21</text:p>
          </table:table-cell>
          <table:table-cell table:style-name="ce3"/>
          <table:table-cell office:value-type="float" office:value="-3">
            <text:p>-3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string">
            <text:p>立ち途midに</text:p>
            <text:p>LP,RP,RK</text:p>
          </table:table-cell>
          <table:table-cell office:value-type="string">
            <text:p>mid,high,low</text:p>
          </table:table-cell>
          <table:table-cell office:value-type="string">
            <text:p>20,21,27</text:p>
          </table:table-cell>
          <table:table-cell table:style-name="ce3"/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3">
          <table:table-cell office:value-type="string">
            <text:p>立ち途midRP</text:p>
          </table:table-cell>
          <table:table-cell office:value-type="string">
            <text:p>mid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-11">
            <text:p>-11</text:p>
          </table:table-cell>
          <table:table-cell office:value-type="string">
            <text:p>jg</text:p>
          </table:table-cell>
        </table:table-row>
        <table:table-row table:style-name="ro6">
          <table:table-cell office:value-type="string">
            <text:p>立ち途midRP,4～</text:p>
          </table:table-cell>
          <table:table-cell office:value-type="string">
            <text:p>mid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-11">
            <text:p>-11</text:p>
          </table:table-cell>
          <table:table-cell office:value-type="string">
            <text:p>jg</text:p>
          </table:table-cell>
        </table:table-row>
        <table:table-row table:style-name="ro5">
          <table:table-cell office:value-type="string">
            <text:p>立ち途midにLK</text:p>
          </table:table-cell>
          <table:table-cell office:value-type="string">
            <text:p>mid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21">
            <text:p>-21</text:p>
          </table:table-cell>
          <table:table-cell office:value-type="string">
            <text:p>jg</text:p>
          </table:table-cell>
        </table:table-row>
        <table:table-row table:style-name="ro5">
          <table:table-cell office:value-type="string">
            <text:p>立ち途midにLK,RK</text:p>
          </table:table-cell>
          <table:table-cell office:value-type="string">
            <text:p>mid,mid</text:p>
          </table:table-cell>
          <table:table-cell office:value-type="float" office:value="27.33">
            <text:p>27,3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kd</text:p>
          </table:table-cell>
        </table:table-row>
        <table:table-row table:style-name="ro6">
          <table:table-cell office:value-type="string">
            <text:p>しゃがみmidに3LP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-12">
            <text:p>-12</text:p>
          </table:table-cell>
          <table:table-cell/>
        </table:table-row>
        <table:table-row table:style-name="ro7">
          <table:table-cell office:value-type="string">
            <text:p>しゃがみmidに3LK</text:p>
            <text:p>or 23～LK</text:p>
          </table:table-cell>
          <table:table-cell office:value-type="string">
            <text:p>low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string">
            <text:p>-2～+7</text:p>
          </table:table-cell>
        </table:table-row>
        <table:table-row table:style-name="ro5">
          <table:table-cell office:value-type="string">
            <text:p>横移動midにLK</text:p>
          </table:table-cell>
          <table:table-cell office:value-type="string">
            <text:p>mid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office:value-type="string">
            <text:p>jg</text:p>
          </table:table-cell>
        </table:table-row>
        <table:table-row table:style-name="ro5">
          <table:table-cell office:value-type="string">
            <text:p>横移動midにWP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-2">
            <text:p>-2</text:p>
          </table:table-cell>
          <table:table-cell office:value-type="string">
            <text:p>k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footnote1" table:base-cell-address="$Sheet1.$I$14" table:expression="$Sheet1.$#REF!$14"/>
        <table:named-expression table:name="footnote2" table:base-cell-address="$Sheet1.$I$46" table:expression="$Sheet1.$#REF!$41"/>
        <table:named-expression table:name="footnote3" table:base-cell-address="$Sheet1.$I$64" table:expression="$Sheet1.$#REF!$56"/>
        <table:named-expression table:name="footnote4" table:base-cell-address="$Sheet1.$I$74" table:expression="$Sheet1.$#REF!$66"/>
        <table:named-expression table:name="rabbit" table:base-cell-address="$Sheet1.$A$53" table:expression="$Sheet1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.09.2012</text:date>, <text:time>10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0:02:01.60</meta:creation-date>
    <dc:date>2012-09-29T10:37:35.97</dc:date>
    <meta:editing-duration>PT18M45S</meta:editing-duration>
    <meta:editing-cycles>2</meta:editing-cycles>
    <meta:generator>LibreOffice/3.4$Win32 LibreOffice_project/340m1$Build-402</meta:generator>
    <meta:document-statistic meta:table-count="3" meta:cell-count="434" meta:object-count="0"/>
  </office:meta>
</office:document-meta>
</file>